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'DejaVu Sans Mono', 'Courier New', monospace"/>
    <style:font-face style:name="helvetica" svg:font-family="helvetica, arial, freesans, clean, sans-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inherit" fo:font-size="9.75pt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333333" style:font-name="inherit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333333" style:font-name="inherit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333333" style:font-name="inherit" fo:font-size="11.25pt" fo:letter-spacing="normal" fo:font-style="normal" fo:font-weight="normal" officeooo:paragraph-rsid="001f1a1b"/>
    </style:style>
    <style:style style:name="P6" style:family="paragraph" style:parent-style-name="Heading_20_2">
      <style:paragraph-properties fo:text-align="center" style:justify-single-word="false"/>
      <style:text-properties fo:font-variant="normal" fo:text-transform="none" fo:color="#333333" style:font-name="helvetica" fo:font-size="22.5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325d72" style:font-name="helvetica" fo:font-size="18pt" fo:letter-spacing="normal" fo:font-style="normal" fo:font-weight="bold"/>
    </style:style>
    <style:style style:name="P8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25d72" style:font-name="helvetica" fo:font-size="18pt" fo:letter-spacing="normal" fo:font-style="normal" fo:font-weight="bol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inherit" fo:font-size="9.75pt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cccccc" style:font-name="inherit" fo:font-size="9.75pt" fo:font-style="normal" fo:font-weight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inherit" fo:font-size="9.75pt" fo:font-style="normal" fo:font-weight="normal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Preformatted_20_Text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333333" style:font-name="Monaco" fo:font-size="9.75pt" fo:letter-spacing="normal" fo:font-style="normal" fo:font-weight="normal"/>
    </style:style>
    <style:style style:name="P17" style:family="paragraph" style:parent-style-name="Preformatted_20_Text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/>
    </style:style>
    <style:style style:name="P18" style:family="paragraph" style:parent-style-name="Preformatted_20_Text">
      <style:paragraph-properties fo:margin-left="0in" fo:margin-right="0in" fo:margin-top="0in" fo:margin-bottom="0.052in" style:contextual-spacing="false" style:line-height-at-least="0.2189in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bold" style:font-weight-asian="bold" style:font-weight-complex="bold"/>
    </style:style>
    <style:style style:name="P19" style:family="paragraph" style:parent-style-name="Preformatted_20_Text">
      <style:paragraph-properties fo:margin-top="0.1043in" fo:margin-bottom="0.1043in" style:contextual-spacing="false" fo:padding="0.1043in" fo:border="1.5pt solid #dddddd"/>
      <style:text-properties fo:font-variant="normal" fo:text-transform="none" style:font-name="Monaco" fo:font-size="9.75pt" fo:font-style="normal" fo:font-weight="normal"/>
    </style:style>
    <style:style style:name="T1" style:family="text">
      <style:text-properties fo:color="#f9fe64" fo:font-style="italic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style:font-name="inherit" fo:font-size="9.75pt"/>
    </style:style>
    <style:style style:name="T4" style:family="text">
      <style:text-properties fo:font-variant="normal" fo:text-transform="none" style:font-name="inherit" fo:font-size="9.75pt" fo:font-style="normal" fo:font-weight="normal"/>
    </style:style>
    <style:style style:name="T5" style:family="text">
      <style:text-properties fo:font-variant="normal" fo:text-transform="none" style:font-name="inherit" fo:font-size="9.75pt" fo:font-style="italic"/>
    </style:style>
    <style:style style:name="T6" style:family="text">
      <style:text-properties fo:font-variant="normal" fo:text-transform="none" style:font-name="inherit" fo:font-size="9.75pt" fo:font-style="italic" fo:font-weight="normal"/>
    </style:style>
    <style:style style:name="T7" style:family="text">
      <style:text-properties fo:font-variant="normal" fo:text-transform="none" style:font-name="inherit" fo:font-size="9.75pt" fo:font-weight="normal"/>
    </style:style>
    <style:style style:name="T8" style:family="text">
      <style:text-properties fo:font-variant="normal" fo:text-transform="none" fo:color="#f9fe64" style:font-name="inherit" fo:font-size="9.75pt" fo:font-style="italic" fo:font-weight="normal"/>
    </style:style>
    <style:style style:name="T9" style:family="text">
      <style:text-properties fo:font-variant="normal" fo:text-transform="none" fo:color="#63e463" style:font-name="inherit" fo:font-size="9.75pt" fo:font-style="normal" fo:font-weight="normal"/>
    </style:style>
    <style:style style:name="T10" style:family="text">
      <style:text-properties fo:font-variant="normal" fo:text-transform="none" fo:color="#000000" style:font-name="inherit" fo:font-size="9.75pt" fo:font-style="normal"/>
    </style:style>
    <style:style style:name="T11" style:family="text">
      <style:text-properties fo:font-variant="normal" fo:text-transform="none" fo:color="#000000" style:font-name="inherit" fo:font-size="9.75pt" fo:font-style="normal" fo:font-weight="normal"/>
    </style:style>
    <style:style style:name="T12" style:family="text">
      <style:text-properties fo:font-variant="normal" fo:text-transform="none" fo:color="#000000" style:font-name="inherit" fo:font-size="9.75pt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inherit" fo:font-size="9.75pt" fo:font-style="italic" fo:font-weight="normal"/>
    </style:style>
    <style:style style:name="T14" style:family="text">
      <style:text-properties fo:font-variant="normal" fo:text-transform="none" fo:color="#325d72" style:font-name="helvetica" fo:font-size="18pt" fo:letter-spacing="normal" fo:font-style="normal" fo:font-weight="bold"/>
    </style:style>
    <style:style style:name="T15" style:family="text">
      <style:text-properties fo:font-variant="normal" fo:text-transform="none" fo:color="#333333" style:font-name="inherit" fo:font-size="11.25pt" fo:letter-spacing="normal" fo:font-style="normal" fo:font-weight="normal"/>
    </style:style>
    <style:style style:name="T16" style:family="text">
      <style:text-properties fo:font-variant="normal" fo:text-transform="none" fo:color="#4183c4" style:text-line-through-style="none" style:font-name="inherit" fo:font-size="11.25pt" fo:letter-spacing="normal" fo:font-style="normal" style:text-underline-style="none" fo:font-weight="normal" style:text-blinking="false"/>
    </style:style>
    <style:style style:name="T17" style:family="text">
      <style:text-properties fo:color="#63e463"/>
    </style:style>
    <style:style style:name="T18" style:family="text">
      <style:text-properties fo:color="#000000"/>
    </style:style>
    <style:style style:name="T19" style:family="text">
      <style:text-properties fo:color="#000000" fo:font-style="italic"/>
    </style:style>
    <style:style style:name="T20" style:family="text">
      <style:text-properties fo:color="#000000" fo:font-style="italic" fo:font-weight="bold" style:font-weight-asian="bold" style:font-weight-complex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325d72" style:font-name="helvetica" fo:font-size="18pt" fo:font-weight="bold"/>
    </style:style>
    <style:style style:name="T23" style:family="text">
      <style:text-properties fo:color="#333333" fo:font-size="11.25pt" fo:letter-spacing="normal"/>
    </style:style>
    <style:style style:name="T24" style:family="text">
      <style:text-properties fo:color="#4183c4" style:text-line-through-style="none" fo:font-size="11.25pt" fo:letter-spacing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Generating SSH Keys</text:h>
      <text:h text:style-name="P7" text:outline-level="3">Step 1: Check for SSH keys</text:h>
      <text:p text:style-name="P11">cd ~/.ssh</text:p>
      <text:p text:style-name="P11">ls</text:p>
      <text:h text:style-name="P9" text:outline-level="3">Step 2: Generate a new SSH key</text:h>
      <text:p text:style-name="P12"><text:span text:style-name="T21">ssh-keygen -t rsa -C "</text:span><text:span text:style-name="Emphasis"><text:span text:style-name="T20">your_email@example.com</text:span></text:span><text:span text:style-name="T21">"</text:span></text:p>
      <text:p text:style-name="P13"># Creates a new ssh key, using the provided email as a label</text:p>
      <text:p text:style-name="P13"># Generating public/private rsa key pair.</text:p>
      <text:p text:style-name="P10"><text:span text:style-name="T11"># Enter file in which to save the key (/home/</text:span><text:span text:style-name="Emphasis"><text:span text:style-name="T13">you</text:span></text:span><text:span text:style-name="T11">/.ssh/id_rsa):</text:span></text:p>
      <text:p text:style-name="P10"><text:span text:style-name="T11"/></text:p>
      <text:p text:style-name="P10"><text:span text:style-name="T11">Enter passphrase (empty for no passphrase): </text:span><text:span text:style-name="Emphasis"><text:span text:style-name="T13">[Type a passphrase]</text:span></text:span></text:p>
      <text:p text:style-name="P10"><text:span text:style-name="T11"># Enter same passphrase again: </text:span><text:span text:style-name="Emphasis"><text:span text:style-name="T13">[Type passphrase again]</text:span></text:span></text:p>
      <text:p text:style-name="P14"><text:span text:style-name="T4"/></text:p>
      <text:p text:style-name="P12"><text:span text:style-name="T18">Your identification has been saved in /home/</text:span><text:span text:style-name="Emphasis"><text:span text:style-name="T19">you</text:span></text:span><text:span text:style-name="T18">/.ssh/id_rsa.</text:span></text:p>
      <text:p text:style-name="P10"><text:span text:style-name="T11"># Your public key has been saved in /home/</text:span><text:span text:style-name="Emphasis"><text:span text:style-name="T13">you</text:span></text:span><text:span text:style-name="T11">/.ssh/id_rsa.pub.</text:span></text:p>
      <text:p text:style-name="P13"># The key fingerprint is:</text:p>
      <text:p text:style-name="P10"><text:span text:style-name="T11"># </text:span><text:span text:style-name="Emphasis"><text:span text:style-name="T13">01:0f:f4:3b:ca:85:d6:17:a1:7d:f0:68:9d:f0:a2:db </text:span></text:span><text:a xlink:type="simple" xlink:href="mailto:your_email@example.com"><text:span text:style-name="Emphasis">your_email@example.com</text:span></text:a></text:p>
      <text:p text:style-name="P10"><text:span text:style-name="Emphasis"><text:span text:style-name="T13"/></text:span></text:p>
      <text:h text:style-name="P8" text:outline-level="3"><text:span text:style-name="Emphasis"><text:span text:style-name="T14">Step 3: Add your SSH key to GitHub</text:span></text:span></text:h>
      <text:p text:style-name="P10"><text:span text:style-name="Emphasis"><text:span text:style-name="T12">sudo apt-get install xclip</text:span></text:span></text:p>
      <text:p text:style-name="P13"># Downloads and installs xclip. If you don't have `apt-get`, you might need to use another installer (like `yum`)</text:p>
      <text:p text:style-name="P15"><text:span text:style-name="T3">xclip -sel clip &lt; ~/.ssh/id_rsa.pub</text:span></text:p>
      <text:p text:style-name="P13"># Copies the contents of the id_rsa.pub file to your clipboard</text:p>
      <text:p text:style-name="P13"/>
      <text:p text:style-name="P2"><text:span text:style-name="T23">Go to your </text:span><text:a xlink:type="simple" xlink:href="https://github.com/settings"><text:span text:style-name="T24">Account Settings</text:span></text:a></text:p>
      <text:list xml:id="list70551898315251750" text:style-name="L1">
        <text:list-item>
          <text:p text:style-name="P1"><text:span text:style-name="T15">Click </text:span><text:a xlink:type="simple" xlink:href="https://github.com/settings/ssh"><text:span text:style-name="T16">"SSH Keys"</text:span></text:a><text:span text:style-name="T15"> in the left sidebar</text:span></text:p>
        </text:list-item>
        <text:list-item>
          <text:p text:style-name="P4">Click "Add SSH key"</text:p>
        </text:list-item>
        <text:list-item>
          <text:p text:style-name="P4">Paste your key into the "Key" field</text:p>
        </text:list-item>
        <text:list-item>
          <text:p text:style-name="P4">Click "Add key"</text:p>
        </text:list-item>
        <text:list-item>
          <text:p text:style-name="P5">Confirm the action by entering your GitHub password</text:p>
          <text:p text:style-name="P5"><text:span text:style-name="T22">Step 4: Test everything out</text:span></text:p>
        </text:list-item>
      </text:list>
      <text:p text:style-name="P18">ssh -T git@github.com</text:p>
      <text:p text:style-name="P16"/>
      <text:p text:style-name="P19">Agent admitted failure to sign using the key.</text:p>
      <text:p text:style-name="P19">debug1: No more authentication methods to try.</text:p>
      <text:p text:style-name="P19">Permission denied (publickey).</text:p>
      <text:p text:style-name="P17">The authenticity of host 'github.com (207.97.227.239)' can't be established.</text:p>
      <text:p text:style-name="P13"># RSA key fingerprint is 16:27:ac:a5:76:28:2d:36:63:1b:56:4d:eb:df:a6:48.</text:p>
      <text:p text:style-name="P13"># Are you sure you want to continue connecting (yes/no)?</text:p>
      <text:p text:style-name="P13"/>
      <text:p text:style-name="P13"/>
      <text:p text:style-name="P13"/>
      <text:p text:style-name="P13"><text:soft-page-break/>Hi <text:span text:style-name="Emphasis"><text:span text:style-name="T2">username</text:span></text:span>! You've successfully authenticated, but GitHub does not</text:p>
      <text:p text:style-name="P13"># provide shell access.</text:p>
      <text:p text:style-name="P13"/>
      <text:p text:style-name="P3"><text:a xlink:type="simple" xlink:href="https://help.github.com/articles/generating-ssh-keys">https://help.github.com/articles/generating-ssh-keys</text:a></text:p>
      <text:p text:style-name="P13"/>
      <text:p text:style-name="P10"><text:span text:style-name="Emphasis"><text:span text:style-name="T13"/></text:span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'DejaVu Sans Mono', 'Courier New', monospace"/>
    <style:font-face style:name="helvetica" svg:font-family="helvetica, arial, freesans, clean, sans-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 </meta:initial-creator>
    <meta:creation-date>2013-07-18T01:25:02</meta:creation-date>
    <dc:date>2013-07-18T01:33:11</dc:date>
    <dc:creator>hai </dc:creator>
    <meta:editing-duration>P0D</meta:editing-duration>
    <meta:editing-cycles>1</meta:editing-cycles>
    <meta:document-statistic meta:table-count="0" meta:image-count="0" meta:object-count="0" meta:page-count="2" meta:paragraph-count="37" meta:word-count="245" meta:character-count="1609" meta:non-whitespace-character-count="1406"/>
    <meta:generator>LibreOffice/4.0.2.2$Linux_x86 LibreOffice_project/400m0$Build-2</meta:generator>
  </office:meta>
</office:document-meta>
</file>